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_5f_TOC1">
      <style:paragraph-properties>
        <style:tab-stops>
          <style:tab-stop style:position="6.2638in" style:type="right" style:leader-style="dotted" style:leader-text="."/>
        </style:tab-stops>
      </style:paragraph-properties>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_5f_PrefaceTitle" style:master-page-name="_5f_Title">
      <style:paragraph-properties style:page-number="auto"/>
    </style:style>
    <style:style style:name="P32" style:family="paragraph" style:parent-style-name="IPG_5f_chapter_5f_title">
      <style:paragraph-properties fo:break-before="page"/>
    </style:style>
    <style:style style:name="P33" style:family="paragraph" style:parent-style-name="IPG_5f_chapter_5f_title" style:master-page-name="_5f_ChapterStart">
      <style:paragraph-properties style:page-number="auto"/>
    </style:style>
    <style:style style:name="P34" style:family="paragraph" style:parent-style-name="Tip">
      <style:text-properties fo:language="en" fo:country="US"/>
    </style:style>
    <style:style style:name="P35" style:family="paragraph" style:parent-style-name="Heading1">
      <style:text-properties style:font-name="Arial" fo:font-size="18pt" fo:font-weight="bold"/>
    </style:style>
    <style:style style:name="P36" style:family="paragraph" style:parent-style-name="Heading1">
      <style:paragraph-properties fo:break-before="page"/>
    </style:style>
    <style:style style:name="P37" style:family="paragraph" style:parent-style-name="TextBody" style:list-style-name="L1"/>
    <style:style style:name="P38" style:family="paragraph" style:parent-style-name="TextBody" style:list-style-name="L2"/>
    <style:style style:name="P39" style:family="paragraph" style:parent-style-name="TextBody" style:list-style-name="L3"/>
    <style:style style:name="P40" style:family="paragraph" style:parent-style-name="TextBody" style:list-style-name="L4"/>
    <style:style style:name="P41" style:family="paragraph" style:parent-style-name="TextBody" style:list-style-name="L5"/>
    <style:style style:name="P42" style:family="paragraph" style:parent-style-name="TextBody" style:list-style-name="L6"/>
    <style:style style:name="P43" style:family="paragraph" style:parent-style-name="TextBody">
      <style:paragraph-properties fo:margin-left="0.578in" fo:margin-right="0in" fo:text-indent="0in" style:auto-text-indent="false"/>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39in" draw:visible-area-height="5.4622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61in" draw:visible-area-height="5.6161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text:bookmark text:name="__RefHeading__6846_1439623614"/>TinyCAD user manual<text:bookmark-end text:name="__RefHeading__6846_1439623614"/></text:p>
      <text:p text:style-name="TextBody">Version 2.80.00</text:p>
      <text:p text:style-name="TextBody">http://tinycad.sourceforge.net</text:p>
      <text:p text:style-name="TextBody"/>
      <text:list xml:id="list34370282" text:style-name="Outline">
        <text:list-item>
          <text:list>
            <text:list-item>
              <text:h text:style-name="P36"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34406231"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24">Thomas Peterson<text:line-break/>Petr Hluzi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9">1Overview of TinyCAD Features<text:tab/>7</text:p>
          <text:p text:style-name="P29">2Drawing a design<text:tab/>9</text:p>
          <text:p text:style-name="P30">To place symbols in to your design<text:tab/>9</text:p>
          <text:p text:style-name="P30">To wire up your design<text:tab/>9</text:p>
          <text:p text:style-name="P30">Editing your drawing<text:tab/>11</text:p>
          <text:p text:style-name="P30">Symbol attributes<text:tab/>12</text:p>
          <text:p text:style-name="P30">Automatic junction placement<text:tab/>12</text:p>
          <text:p text:style-name="P30">Advanced drawing techniques<text:tab/>13</text:p>
          <text:p text:style-name="P30">Adding power<text:tab/>13</text:p>
          <text:p text:style-name="P30">Using labels<text:tab/>14</text:p>
          <text:p text:style-name="P30">Adding buses<text:tab/>15</text:p>
          <text:p text:style-name="P30">Adding text and annotations<text:tab/>16</text:p>
          <text:p text:style-name="P30">Drawing rectangles and ellipses<text:tab/>16</text:p>
          <text:p text:style-name="P30">Drawing polygons &amp; polylines<text:tab/>16</text:p>
          <text:p text:style-name="P30">Changing the drawing order<text:tab/>17</text:p>
          <text:p text:style-name="P29">3An introduction to libraries<text:tab/>19</text:p>
          <text:p text:style-name="P30">Symbol pins<text:tab/>21</text:p>
          <text:p text:style-name="P30">Multiple parts per package<text:tab/>21</text:p>
          <text:p text:style-name="P30">Creating a new symbol library<text:tab/>24</text:p>
          <text:p text:style-name="P29">4Printing a design<text:tab/>27</text:p>
          <text:p text:style-name="P29">5Exporting to PCB programs<text:tab/>29</text:p>
          <text:p text:style-name="P30">Use wires and symbols correctly<text:tab/>29</text:p>
          <text:p text:style-name="P30">Add the “package” attribute to all symbols<text:tab/>29</text:p>
          <text:p text:style-name="P29">6Using multiple sheet schematics<text:tab/>31</text:p>
          <text:p text:style-name="P30">Using multiple sheets<text:tab/>31</text:p>
          <text:p text:style-name="P30">Using hierarchical designs<text:tab/>31</text:p>
          <text:p text:style-name="P30"><text:soft-page-break/>Using both hierarchical designs and multiple sheets<text:tab/>32</text:p>
          <text:p text:style-name="P29">7Using SPICE with TinyCAD<text:tab/>33</text:p>
          <text:p text:style-name="P30">The TinyCAD SPICE system<text:tab/>33</text:p>
          <text:p text:style-name="P30">The SPICE template strings<text:tab/>35</text:p>
          <text:p text:style-name="P30">The Spice Prologue and Epilogue<text:tab/>35</text:p>
          <text:p text:style-name="P30">The SPICE RUN node<text:tab/>36</text:p>
          <text:p text:style-name="P30">The “0” net<text:tab/>36</text:p>
          <text:p text:style-name="P30">Generation of the SPICE file<text:tab/>36</text:p>
          <text:p text:style-name="P30">Advanced SPICE file generation with conditional statements<text:tab/>37</text:p>
          <text:p text:style-name="P29">8Menu reference<text:tab/>39</text:p>
          <text:p text:style-name="P30">File menu<text:tab/>39</text:p>
          <text:p text:style-name="P30">Edit menu<text:tab/>42</text:p>
          <text:p text:style-name="P30">Library menu<text:tab/>45</text:p>
          <text:p text:style-name="P30">Symbol menu<text:tab/>47</text:p>
          <text:p text:style-name="P30">Special menu<text:tab/>48</text:p>
          <text:p text:style-name="P30">Options menu<text:tab/>50</text:p>
          <text:p text:style-name="P29">9Toolbar reference<text:tab/>53</text:p>
          <text:p text:style-name="P30">Annotation toolbar<text:tab/>53</text:p>
          <text:p text:style-name="P30">Drawing toolbar<text:tab/>54</text:p>
          <text:p text:style-name="P30">Block toolbar <text:tab/>56</text:p>
          <text:p text:style-name="P30">Drawing toolbar<text:tab/>58</text:p>
          <text:p text:style-name="P30">File toolbar<text:tab/>62</text:p>
          <text:p text:style-name="P29">10Change log<text:tab/>65</text:p>
          <text:p text:style-name="P30">Changes since version 2.70.00 Build 248 Beta<text:tab/>65</text:p>
          <text:p text:style-name="P30">Changes since version 2.60.01<text:tab/>65</text:p>
          <text:p text:style-name="P30">Changes since version 2.50.00<text:tab/>66</text:p>
          <text:p text:style-name="P29">11Changes and/or corrections <text:tab/>69</text:p>
          <text:p text:style-name="P30">How to build TinyCAD<text:tab/>69</text:p>
          <text:p text:style-name="_5f_TOC1">12FAQ - Frequently Asked Questions – FAQ<text:tab/>71</text:p>
        </text:index-body>
      </text:table-of-content>
      <text:p text:style-name="IndentedSingle"/>
      <text:list xml:id="list34378517" text:continue-numbering="true" text:style-name="Outline">
        <text:list-item>
          <text:h text:style-name="P32"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34406003"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34377289"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34366868" text:style-name="_5f_Tip">
        <text:list-item>
          <text:p text:style-name="P34">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34396138" text:continue-list="list34377289"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34407126" text:continue-list="list34366868" text:style-name="_5f_Tip">
        <text:list-item>
          <text:p text:style-name="P34">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34394412" text:continue-list="list34396138" text:style-name="Outline">
        <text:list-item>
          <text:list>
            <text:list-item>
              <text:h text:style-name="P36"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34407816" text:continue-numbering="true" text:style-name="Outline">
        <text:list-item>
          <text:list>
            <text:list-item>
              <text:h text:style-name="P36"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34382929"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34408103"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34376978"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34403644" text:continue-numbering="true" text:style-name="Outline">
        <text:list-item>
          <text:list>
            <text:list-item>
              <text:h text:style-name="P36"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34406263" text:continue-numbering="true" text:style-name="Outline">
        <text:list-item>
          <text:list>
            <text:list-item>
              <text:h text:style-name="P36"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34388437"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34397196"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34384952"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34395962"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34407396" text:continue-numbering="true" text:style-name="Outline">
        <text:list-item>
          <text:h text:style-name="P32"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34387038"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34406730"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34388608" text:continue-numbering="true" text:style-name="Outline">
        <text:list-item>
          <text:list>
            <text:list-item>
              <text:h text:style-name="P36"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34389546" text:continue-numbering="true" text:style-name="Outline">
        <text:list-item>
          <text:h text:style-name="P32"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34387938"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34357509" text:style-name="L1">
        <text:list-item>
          <text:p text:style-name="P37">Use wires and symbols correctly</text:p>
        </text:list-item>
        <text:list-item>
          <text:p text:style-name="P37">Add the “Package” attribute to symbols</text:p>
        </text:list-item>
        <text:list-item>
          <text:p text:style-name="P37">Export the netlist in a format compatible with your PCB layout program</text:p>
        </text:list-item>
      </text:list>
      <text:list xml:id="list34391407" text:continue-list="list34387938"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34394795"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34396049" text:continue-numbering="true" text:style-name="Outline">
        <text:list-item>
          <text:h text:style-name="P32"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34379921"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34383418"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34376749"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34400957"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34383434" text:continue-list="list34407126"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34378916" text:continue-list="list34400957"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4374344" text:style-name="L2">
        <text:list-item>
          <text:p text:style-name="P38">The “model” template – this is the string that is inserted into the SPICE file for every instance of the component in the circuit. </text:p>
        </text:list-item>
        <text:list-item>
          <text:p text:style-name="P38">The “prolog” template – this is the string that is inserted into the top of the SPICE file. It is only inserted once per component type. </text:p>
        </text:list-item>
        <text:list-item>
          <text:p text:style-name="P38">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4376038" text:style-name="L3">
        <text:list-item>
          <text:p text:style-name="P39">The circuit must be constructed using only SPICE enabled symbols </text:p>
        </text:list-item>
        <text:list-item>
          <text:p text:style-name="P39">The circuit must have a special “RUN” symbol (which will need to be created by you). </text:p>
        </text:list-item>
        <text:list-item>
          <text:p text:style-name="P39">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34386560" text:continue-list="list34378916" text:style-name="Outline">
        <text:list-item>
          <text:list>
            <text:list-item>
              <text:h text:style-name="P36"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34404960"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34400725" text:continue-numbering="true" text:style-name="Outline">
        <text:list-item>
          <text:list>
            <text:list-item>
              <text:h text:style-name="P36"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34407402"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34372299" text:style-name="L4">
        <text:list-item>
          <text:p text:style-name="P40">Use a label. Any connections with a label will use the label’s name in the SPICE net </text:p>
        </text:list-item>
        <text:list-item>
          <text:p text:style-name="P40">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34407228" text:continue-list="list34407402"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34392004" text:continue-numbering="true" text:style-name="Outline">
        <text:list-item>
          <text:list>
            <text:list-item>
              <text:h text:style-name="P36"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34348046" text:style-name="L5">
        <text:list-item>
          <text:p text:style-name="P41">Test to see if an attribute is defined on the symbol </text:p>
        </text:list-item>
        <text:list-item>
          <text:p text:style-name="P41">Test to see if an attribute is an empty string on the symbol </text:p>
        </text:list-item>
        <text:list-item>
          <text:p text:style-name="P41">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34402596" text:continue-list="list34392004" text:style-name="Outline">
        <text:list-item>
          <text:h text:style-name="P32"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34378957" text:continue-numbering="true" text:style-name="Outline">
        <text:list-item>
          <text:list>
            <text:list-item>
              <text:h text:style-name="P36"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34405506" text:continue-numbering="true" text:style-name="Outline">
        <text:list-item>
          <text:list>
            <text:list-item>
              <text:h text:style-name="P36"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34404267"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34386141" text:continue-list="list34383434"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34406646" text:continue-list="list34404267"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34400911"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34404681" text:continue-numbering="true" text:style-name="Outline">
        <text:list-item>
          <text:h text:style-name="P32"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34381580" text:continue-numbering="true" text:style-name="Outline">
        <text:list-item>
          <text:list>
            <text:list-item>
              <text:h text:style-name="P35"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34396859" text:continue-numbering="true" text:style-name="Outline">
        <text:list-item>
          <text:list>
            <text:list-item>
              <text:h text:style-name="P36"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34404541" text:continue-numbering="true" text:style-name="Outline">
        <text:list-item>
          <text:list>
            <text:list-item>
              <text:h text:style-name="P36"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34399161" text:continue-list="list34386141" text:style-name="_5f_Tip">
        <text:list-item>
          <text:p text:style-name="Tip">You may also use the scroll-wheel to zoom.</text:p>
        </text:list-item>
      </text:list>
      <text:list xml:id="list34401085" text:continue-list="list34404541" text:style-name="Outline">
        <text:list-item>
          <text:list>
            <text:list-item>
              <text:h text:style-name="P36"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34403593"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34392460"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34389371"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34404278" text:continue-numbering="true" text:style-name="Outline">
        <text:list-item>
          <text:h text:style-name="P32"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34408350"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34396696" text:continue-numbering="true" text:style-name="Outline">
        <text:list-item>
          <text:h text:style-name="P33" text:outline-level="1">FAQ - Frequently Asked Questions – FAQ</text:h>
        </text:list-item>
      </text:list>
      <text:list xml:id="list34375782" text:style-name="L6">
        <text:list-item>
          <text:p text:style-name="P42"><text:span text:style-name="T14">Q. <text:s/></text:span>I have created my drawing and tried to create a Net List, but I did not know about Package Attributes.<text:line-break/>It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71</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71</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71</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13"><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71</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71</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71</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71</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9-13T14:27:47.99</dc:date>
    <meta:editing-cycles>234</meta:editing-cycles>
    <meta:editing-duration>PT22H49M55S</meta:editing-duration>
    <meta:document-statistic meta:table-count="0" meta:image-count="17" meta:object-count="2" meta:page-count="71" meta:paragraph-count="726" meta:word-count="16693" meta:character-count="91003"/>
    <dc:creator>Don Lucas</dc:creator>
    <meta:user-defined meta:name="Book Title">TinyCAD user manual version 2.70.02</meta:user-defined>
    <meta:user-defined meta:name="Part No"/>
    <meta:user-defined meta:name="Publication Date">August 2010</meta:user-defined>
    <meta:user-defined meta:name="Subtitle"/>
  </office:meta>
</office:document-meta>
</file>